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arInputStream.avail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rInputStream.TarInputStream( final InputStream input , final int block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rInputStream.debug( final String messa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arInputStream.skip( final int numToSkip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TarInputStream.read( final byte [ ] buff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rInputStream.read( final byte [ ] buffer , final int offset , final int count )</text:p>
          </table:table-cell>
          <table:table-cell office:value-type="float" office:value="9">
            <text:p text:style-name="Table_20_Contents">9</text:p>
          </table:table-cell>
          <table:table-cell office:value-type="float" office:value="21">
            <text:p text:style-name="Table_20_Contents">21</text:p>
          </table:table-cell>
          <table:table-cell office:value-type="float" office:value="61">
            <text:p text:style-name="Table_20_Contents">61</text:p>
          </table:table-cell>
        </table:table-row>
        <table:table-row>
          <table:table-cell office:value-type="string">
            <text:p text:style-name="Table_20_Contents">TarInputStream.copyEntryContents( final OutputStream outpu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TarInputStream.TarInputStream( final InputStream input , final int blockSize , final int record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arInputStream.markSuppor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rInputStream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rInputStream.getRecord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rInputStream.TarInputStream( final InputStream in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rInputStream.r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arInputStream.getNextEntry( )</text:p>
          </table:table-cell>
          <table:table-cell office:value-type="float" office:value="21">
            <text:p text:style-name="Table_20_Contents">21</text:p>
          </table:table-cell>
          <table:table-cell office:value-type="float" office:value="22">
            <text:p text:style-name="Table_20_Contents">22</text:p>
          </table:table-cell>
          <table:table-cell office:value-type="float" office:value="78">
            <text:p text:style-name="Table_20_Contents">78</text:p>
          </table:table-cell>
        </table:table-row>
        <table:table-row>
          <table:table-cell office:value-type="string">
            <text:p text:style-name="Table_20_Contents">TarInputStream.rea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TarInputStream.setDebug( final boolean debu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arInputStream.mark( int markLimi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